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4pt solid #800000" fo:border-left="4pt solid #800000" fo:border-right="none" fo:border-top="4pt solid #800000"/>
    </style:style>
    <style:style style:name="ce5" style:family="table-cell" style:parent-style-name="Default">
      <style:table-cell-properties fo:border-bottom="4pt solid #0000ff" fo:border-left="4pt solid #0000ff" fo:border-right="none" fo:border-top="4pt solid #0000ff"/>
    </style:style>
    <style:style style:name="ce6" style:family="table-cell" style:parent-style-name="Default">
      <style:table-cell-properties fo:border-bottom="0.06pt solid #000000" fo:border-left="3pt solid #000000" fo:border-right="3pt solid #000000" fo:border-top="3pt solid #000000"/>
    </style:style>
    <style:style style:name="ce7" style:family="table-cell" style:parent-style-name="Default">
      <style:table-cell-properties fo:border-bottom="0.06pt solid #000000" fo:border-left="3pt solid #000000" fo:border-right="3pt solid #000000" fo:border-top="0.06pt solid #000000"/>
    </style:style>
    <style:style style:name="ce8" style:family="table-cell" style:parent-style-name="Default">
      <style:table-cell-properties fo:border-bottom="3pt solid #000000" fo:border-left="3pt solid #000000" fo:border-right="3pt solid #000000" fo:border-top="0.06pt solid #000000"/>
    </style:style>
    <style:style style:name="ce9" style:family="table-cell" style:parent-style-name="Default">
      <style:table-cell-properties fo:border-bottom="4pt solid #800000" fo:border-left="none" fo:border-right="none" fo:border-top="4pt solid #800000"/>
    </style:style>
    <style:style style:name="ce10" style:family="table-cell" style:parent-style-name="Default">
      <style:table-cell-properties fo:border-bottom="4pt solid #0000ff" fo:border-left="none" fo:border-right="none" fo:border-top="4pt solid #0000ff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4pt solid #0000ff" fo:border-left="none" fo:border-right="none" fo:border-top="4pt solid #0000ff"/>
    </style:style>
    <style:style style:name="ce12" style:family="table-cell" style:parent-style-name="Default">
      <style:table-cell-properties fo:border-bottom="none" fo:border-left="4pt solid #800000" fo:border-right="none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4pt solid #0000ff" fo:border-left="none" fo:border-right="4pt solid #0000ff" fo:border-top="4pt solid #0000ff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000000" draw:fill="solid" draw:fill-color="#000000" draw:textarea-horizontal-align="center" draw:textarea-vertical-align="middle"/>
    </style:style>
    <style:style style:name="gr3" style:family="graphic">
      <style:graphic-properties svg:stroke-width="0.2cm" svg:stroke-color="#b3b3b3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4" style:family="graphic">
      <style:graphic-properties draw:fill="solid" draw:fill-color="#4c4c4c" draw:textarea-horizontal-align="center" draw:textarea-vertical-align="middle"/>
    </style:style>
    <style:style style:name="gr5" style:family="graphic">
      <style:graphic-properties draw:fill="solid" draw:fill-color="#ccffff" draw:textarea-horizontal-align="center" draw:textarea-vertical-align="middle"/>
    </style:style>
    <style:style style:name="gr6" style:family="graphic">
      <style:graphic-properties svg:stroke-width="0.1cm" svg:stroke-color="#b847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579d1c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1cm" svg:stroke-color="#000000" draw:marker-start-width="0.35cm" draw:marker-end-width="0.35cm" draw:fill="solid" draw:fill-color="#c0c0c0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svg:stroke-width="0.2cm" svg:stroke-color="#4c4c4c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1" style:family="graphic">
      <style:graphic-properties svg:stroke-width="0.2cm" svg:stroke-color="#666666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2" style:family="graphic">
      <style:graphic-properties draw:fill="solid" draw:fill-color="#0084d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rect draw:z-index="0" draw:style-name="gr1" draw:text-style-name="P1" svg:width="63cm" svg:height="1cm" svg:x="5cm" svg:y="12.5cm">
            <text:p/>
          </draw:rect>
          <draw:rect draw:z-index="1" draw:style-name="gr2" draw:text-style-name="P1" svg:width="3cm" svg:height="4cm" svg:x="10cm" svg:y="2.501cm">
            <text:p/>
          </draw:rect>
          <draw:line draw:z-index="2" draw:style-name="gr3" draw:text-style-name="P1" svg:x1="10.5cm" svg:y1="7.5cm" svg:x2="10.5cm" svg:y2="6.5cm">
            <text:p/>
          </draw:line>
          <draw:line draw:z-index="3" draw:style-name="gr3" draw:text-style-name="P1" svg:x1="11.5cm" svg:y1="7.5cm" svg:x2="11.5cm" svg:y2="6.5cm">
            <text:p/>
          </draw:line>
          <draw:line draw:z-index="4" draw:style-name="gr3" draw:text-style-name="P1" svg:x1="12.5cm" svg:y1="7.5cm" svg:x2="12.5cm" svg:y2="6.5cm">
            <text:p/>
          </draw:line>
          <draw:rect draw:z-index="5" draw:style-name="gr4" draw:text-style-name="P1" svg:width="2cm" svg:height="2cm" svg:x="10.5cm" svg:y="4.501cm">
            <text:p/>
          </draw:rect>
          <draw:circle draw:z-index="6" draw:style-name="gr5" draw:text-style-name="P1" svg:width="1cm" svg:height="1cm" svg:x="11cm" svg:y="3cm">
            <text:p/>
          </draw:circle>
          <draw:line draw:z-index="7" draw:style-name="gr6" draw:text-style-name="P1" svg:x1="10.5cm" svg:y1="10.5cm" svg:x2="8.5cm" svg:y2="4.5cm">
            <text:p/>
          </draw:line>
          <draw:line draw:z-index="8" draw:style-name="gr7" draw:text-style-name="P1" svg:x1="11.5cm" svg:y1="10.5cm" svg:x2="7.5cm" svg:y2="5.5cm">
            <text:p/>
          </draw:line>
          <draw:line draw:z-index="9" draw:style-name="gr8" draw:text-style-name="P1" svg:x1="17.5cm" svg:y1="7.5cm" svg:x2="12.5cm" svg:y2="10.5cm">
            <text:p/>
          </draw:line>
          <draw:circle draw:z-index="10" draw:style-name="gr9" draw:text-style-name="P1" svg:width="1cm" svg:height="1cm" svg:x="10.5cm" svg:y="8cm">
            <text:p/>
          </draw:circle>
          <draw:line draw:z-index="11" draw:style-name="gr10" draw:text-style-name="P1" svg:x1="11.5cm" svg:y1="9.5cm" svg:x2="11.5cm" svg:y2="9.3cm">
            <text:p/>
          </draw:line>
          <draw:line draw:z-index="12" draw:style-name="gr11" draw:text-style-name="P1" svg:x1="12.5cm" svg:y1="9.5cm" svg:x2="12.5cm" svg:y2="9.3cm">
            <text:p/>
          </draw:line>
          <draw:ellipse draw:z-index="13" draw:style-name="gr12" draw:text-style-name="P1" svg:width="1cm" svg:height="0.5cm" svg:x="11.5cm" svg:y="9cm">
            <text:p/>
          </draw:ellips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3" table:default-cell-style-name="Default"/>
        <table:table-column table:style-name="co1" table:default-cell-style-name="ce2"/>
        <table:table-column table:style-name="co1" table:number-columns-repeated="95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3"/>
          <table:table-cell table:style-name="ce12"/>
          <table:table-cell table:style-name="ce13"/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4"/>
          <table:table-cell table:style-name="ce9" table:number-columns-repeated="62"/>
          <table:table-cell table:style-name="ce12"/>
          <table:table-cell table:number-columns-repeated="955"/>
        </table:table-row>
        <table:table-row table:style-name="ro1">
          <table:table-cell table:number-columns-repeated="5"/>
          <table:table-cell table:style-name="ce5"/>
          <table:table-cell table:style-name="ce10"/>
          <table:table-cell table:style-name="ce11" table:number-columns-repeated="60"/>
          <table:table-cell table:style-name="ce14"/>
          <table:table-cell table:number-columns-repeated="956"/>
        </table:table-row>
        <table:table-row table:style-name="ro1">
          <table:table-cell table:style-name="ce1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  <table:table-cell table:style-name="ce2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float" office:value="60" calcext:value-type="float">
            <text:p>60</text:p>
          </table:table-cell>
          <table:table-cell table:style-name="ce2" table:number-columns-repeated="3"/>
          <table:table-cell/>
          <table:table-cell table:style-name="ce1"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table:style-name="ce6" table:number-columns-repeated="63"/>
          <table:table-cell office:value-type="string" calcext:value-type="string">
            <text:p>J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style-name="ce7" table:number-columns-repeated="63"/>
          <table:table-cell office:value-type="string" calcext:value-type="string">
            <text:p>I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table:style-name="ce7" table:number-columns-repeated="63"/>
          <table:table-cell office:value-type="string" calcext:value-type="string">
            <text:p>H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table:style-name="ce7" table:number-columns-repeated="63"/>
          <table:table-cell office:value-type="string" calcext:value-type="string">
            <text:p>G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table:style-name="ce8" table:number-columns-repeated="63"/>
          <table:table-cell office:value-type="string" calcext:value-type="string">
            <text:p>F</text:p>
          </table:table-cell>
          <table:table-cell table:number-columns-repeated="95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table:style-name="ce6" table:number-columns-repeated="63"/>
          <table:table-cell office:value-type="string" calcext:value-type="string">
            <text:p>E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style-name="ce7" table:number-columns-repeated="63"/>
          <table:table-cell office:value-type="string" calcext:value-type="string">
            <text:p>D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style-name="ce7" table:number-columns-repeated="63"/>
          <table:table-cell office:value-type="string" calcext:value-type="string">
            <text:p>C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7" table:number-columns-repeated="63"/>
          <table:table-cell office:value-type="string" calcext:value-type="string">
            <text:p>B</text:p>
          </table:table-cell>
          <table:table-cell table:number-columns-repeated="955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8" table:number-columns-repeated="63"/>
          <table:table-cell office:value-type="string" calcext:value-type="string">
            <text:p>A</text:p>
          </table:table-cell>
          <table:table-cell table:number-columns-repeated="955"/>
        </table:table-row>
        <table:table-row table:style-name="ro1">
          <table:table-cell table:style-name="ce1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  <table:table-cell table:style-name="ce2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float" office:value="60" calcext:value-type="float">
            <text:p>60</text:p>
          </table:table-cell>
          <table:table-cell table:style-name="ce2" table:number-columns-repeated="3"/>
          <table:table-cell/>
          <table:table-cell table:style-name="ce1" table:number-columns-repeated="955"/>
        </table:table-row>
        <table:table-row table:style-name="ro1">
          <table:table-cell table:number-columns-repeated="5"/>
          <table:table-cell table:style-name="ce5"/>
          <table:table-cell table:style-name="ce11" table:number-columns-repeated="61"/>
          <table:table-cell table:style-name="ce14"/>
          <table:table-cell table:number-columns-repeated="956"/>
        </table:table-row>
        <table:table-row table:style-name="ro1">
          <table:table-cell table:number-columns-repeated="5"/>
          <table:table-cell table:style-name="ce4"/>
          <table:table-cell table:style-name="ce9" table:number-columns-repeated="62"/>
          <table:table-cell table:style-name="ce12"/>
          <table:table-cell table:number-columns-repeated="95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rect draw:z-index="0" draw:style-name="gr1" draw:text-style-name="P1" svg:width="70.313cm" svg:height="1cm" svg:x="7.116cm" svg:y="13.5cm">
            <text:p/>
          </draw:rect>
        </table:shapes>
        <table:table-column table:style-name="co1" table:number-columns-repeated="6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6"/>
          <table:table-cell table:style-name="ce2"/>
          <table:table-cell table:number-columns-repeated="63"/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4"/>
          <table:table-cell table:style-name="ce9" table:number-columns-repeated="62"/>
          <table:table-cell table:style-name="ce12"/>
        </table:table-row>
        <table:table-row table:style-name="ro1">
          <table:table-cell table:number-columns-repeated="6"/>
          <table:table-cell table:style-name="ce2"/>
          <table:table-cell table:style-name="ce5"/>
          <table:table-cell table:style-name="ce10"/>
          <table:table-cell table:style-name="ce11" table:number-columns-repeated="60"/>
          <table:table-cell table:style-name="ce14"/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  <table:table-cell table:style-name="ce2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</table:table-row>
        <table:table-row table:style-name="ro1">
          <table:table-cell table:number-columns-repeated="6"/>
          <table:table-cell table:style-name="ce2" office:value-type="string" calcext:value-type="string">
            <text:p>J</text:p>
          </table:table-cell>
          <table:table-cell table:style-name="ce6" table:number-columns-repeated="63"/>
          <table:table-cell table:style-name="ce2" office:value-type="string" calcext:value-type="string">
            <text:p>J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I</text:p>
          </table:table-cell>
          <table:table-cell table:style-name="ce7" table:number-columns-repeated="63"/>
          <table:table-cell table:style-name="ce2" office:value-type="string" calcext:value-type="string">
            <text:p>I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H</text:p>
          </table:table-cell>
          <table:table-cell table:style-name="ce7" table:number-columns-repeated="63"/>
          <table:table-cell table:style-name="ce2" office:value-type="string" calcext:value-type="string">
            <text:p>H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G</text:p>
          </table:table-cell>
          <table:table-cell table:style-name="ce7" table:number-columns-repeated="63"/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F</text:p>
          </table:table-cell>
          <table:table-cell table:style-name="ce8" table:number-columns-repeated="63"/>
          <table:table-cell table:style-name="ce2" office:value-type="string" calcext:value-type="string">
            <text:p>F</text:p>
          </table:table-cell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63"/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E</text:p>
          </table:table-cell>
          <table:table-cell table:style-name="ce6" table:number-columns-repeated="63"/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D</text:p>
          </table:table-cell>
          <table:table-cell table:style-name="ce7" table:number-columns-repeated="63"/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C</text:p>
          </table:table-cell>
          <table:table-cell table:style-name="ce7" table:number-columns-repeated="63"/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B</text:p>
          </table:table-cell>
          <table:table-cell table:style-name="ce7" table:number-columns-repeated="63"/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A</text:p>
          </table:table-cell>
          <table:table-cell table:style-name="ce8" table:number-columns-repeated="63"/>
          <table:table-cell table:style-name="ce2"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  <table:table-cell table:style-name="ce2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</table:table-row>
        <table:table-row table:style-name="ro1">
          <table:table-cell table:number-columns-repeated="6"/>
          <table:table-cell table:style-name="ce2"/>
          <table:table-cell table:style-name="ce5"/>
          <table:table-cell table:style-name="ce11" table:number-columns-repeated="61"/>
          <table:table-cell table:style-name="ce14"/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4"/>
          <table:table-cell table:style-name="ce9" table:number-columns-repeated="62"/>
          <table:table-cell table:style-name="ce12"/>
        </table:table-row>
        <table:table-row table:style-name="ro1">
          <table:table-cell table:number-columns-repeated="6"/>
          <table:table-cell table:style-name="ce2"/>
          <table:table-cell table:number-columns-repeated="63"/>
          <table:table-cell table:style-name="ce2"/>
        </table:table-row>
        <table:table-row table:style-name="ro1" table:number-rows-repeated="1048551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agami</meta:initial-creator>
    <meta:creation-date>2015-06-03T00:56:26.871835757</meta:creation-date>
    <meta:printed-by>kitagami</meta:printed-by>
    <meta:print-date>2015-06-04T00:50:26.060906801</meta:print-date>
    <dc:date>2015-06-04T01:05:29.949802191</dc:date>
    <dc:creator>kitagami</dc:creator>
    <meta:editing-duration>PT18M46S</meta:editing-duration>
    <meta:editing-cycles>2</meta:editing-cycles>
    <meta:generator>LibreOffice/4.2.8.2$Linux_X86_64 LibreOffice_project/420m0$Build-2</meta:generator>
    <meta:document-statistic meta:table-count="2" meta:cell-count="218" meta:object-count="15"/>
  </office:meta>
</office:document-meta>
</file>